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bold" style:font-size-asian="12pt" style:font-weight-asian="bold" style:font-size-complex="12pt" style:font-weight-complex="bold"/>
    </style:style>
    <style:style style:name="P22"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3" style:family="paragraph" style:parent-style-name="Standard">
      <style:text-properties fo:color="#ff0000"/>
    </style:style>
    <style:style style:name="P24" style:family="paragraph" style:parent-style-name="Standard">
      <style:text-properties fo:font-weight="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9" style:family="paragraph" style:parent-style-name="Standard">
      <style:text-properties style:font-name="Arial1" fo:font-size="12pt"/>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use-window-font-color="true"/>
    </style:style>
    <style:style style:name="P34" style:family="paragraph" style:parent-style-name="Standard">
      <style:text-properties fo:font-weight="normal"/>
    </style:style>
    <style:style style:name="P35"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6" style:family="paragraph" style:parent-style-name="Text_20_body_20_indent">
      <style:text-properties fo:color="#ff0000"/>
    </style:style>
    <style:style style:name="P37" style:family="paragraph" style:parent-style-name="Text_20_body_20_indent">
      <style:text-properties fo:font-weight="bold"/>
    </style:style>
    <style:style style:name="P38" style:family="paragraph" style:parent-style-name="Text_20_body_20_indent">
      <style:text-properties fo:color="#000000" style:font-name="Times New Roman1" style:font-name-asian="Courier New" style:font-size-asian="9pt" style:font-name-complex="Courier New" style:font-size-complex="9pt"/>
    </style:style>
    <style:style style:name="P39" style:family="paragraph" style:parent-style-name="Text_20_body_20_indent">
      <style:text-properties style:use-window-font-color="true"/>
    </style:style>
    <style:style style:name="P40" style:family="paragraph" style:parent-style-name="Text_20_body_20_indent">
      <style:text-properties fo:color="#800000"/>
    </style:style>
    <style:style style:name="P41" style:family="paragraph" style:parent-style-name="Code_20_Indented">
      <style:text-properties fo:color="#000000" style:font-name="Times New Roman1" style:font-name-asian="Courier New" style:font-size-asian="9pt" style:font-name-complex="Courier New" style:font-size-complex="9pt"/>
    </style:style>
    <style:style style:name="P42" style:family="paragraph" style:parent-style-name="Code_20_Indented">
      <style:text-properties style:font-name="Courier New"/>
    </style:style>
    <style:style style:name="P43" style:family="paragraph" style:parent-style-name="Code_20_Indented">
      <style:text-properties fo:font-size="12pt" style:font-size-asian="12pt" style:font-size-complex="12pt"/>
    </style:style>
    <style:style style:name="P4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5" style:family="paragraph" style:parent-style-name="Body_20_Text_20_Indent_20_3">
      <style:text-properties fo:font-size="10pt" style:font-size-asian="10pt" style:font-size-complex="10pt"/>
    </style:style>
    <style:style style:name="P46" style:family="paragraph" style:parent-style-name="List_20_Number">
      <style:text-properties fo:font-weight="normal"/>
    </style:style>
    <style:style style:name="P47" style:family="paragraph" style:parent-style-name="List_20_Number">
      <style:text-properties fo:color="#ff0000"/>
    </style:style>
    <style:style style:name="P48" style:family="paragraph" style:parent-style-name="List_20_Number">
      <style:text-properties fo:color="#000000" style:font-name="Times New Roman1" style:font-name-asian="Courier New" style:font-size-asian="9pt" style:font-name-complex="Courier New" style:font-size-complex="9pt"/>
    </style:style>
    <style:style style:name="P49" style:family="paragraph" style:parent-style-name="Standard">
      <style:paragraph-properties fo:margin-left="-0.011in" fo:margin-right="0in" fo:text-indent="0in" style:auto-text-indent="false"/>
    </style:style>
    <style:style style:name="P50" style:family="paragraph" style:parent-style-name="Code">
      <style:paragraph-properties fo:margin-left="0.6492in" fo:margin-right="0in" fo:text-indent="-0.2201in" style:auto-text-indent="false"/>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text-properties style:font-name="Times"/>
    </style:style>
    <style:style style:name="P53" style:family="paragraph" style:parent-style-name="Text_20_body">
      <style:paragraph-properties fo:margin-left="0.5in" fo:margin-right="0in" fo:text-indent="0in" style:auto-text-indent="false"/>
      <style:text-properties fo:color="#000000"/>
    </style:style>
    <style:style style:name="P54" style:family="paragraph" style:parent-style-name="Code">
      <style:paragraph-properties fo:margin-left="1in" fo:margin-right="0in" fo:text-indent="-0.2201in" style:auto-text-indent="false"/>
    </style:style>
    <style:style style:name="P55" style:family="paragraph" style:parent-style-name="Code">
      <style:paragraph-properties fo:margin-left="1in" fo:margin-right="0in" fo:text-indent="-0.2201in" style:auto-text-indent="false"/>
      <style:text-properties style:font-name="Courier New"/>
    </style:style>
    <style:style style:name="P56"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7" style:family="paragraph" style:parent-style-name="Code_20_Indented">
      <style:paragraph-properties fo:margin-left="0.25in" fo:margin-right="0in" fo:text-indent="0in" style:auto-text-indent="false"/>
    </style:style>
    <style:style style:name="P58" style:family="paragraph" style:parent-style-name="Contents_20_4">
      <style:paragraph-properties>
        <style:tab-stops>
          <style:tab-stop style:position="6.3102in" style:type="right" style:leader-style="dotted" style:leader-text="."/>
        </style:tab-stops>
      </style:paragraph-properties>
    </style:style>
    <style:style style:name="P59" style:family="paragraph" style:parent-style-name="Contents_20_3">
      <style:paragraph-properties>
        <style:tab-stops>
          <style:tab-stop style:position="6.5665in" style:type="right" style:leader-style="dotted" style:leader-text="."/>
        </style:tab-stops>
      </style:paragraph-properties>
    </style:style>
    <style:style style:name="P60" style:family="paragraph" style:parent-style-name="Contents_20_1">
      <style:paragraph-properties>
        <style:tab-stops>
          <style:tab-stop style:position="6.9in" style:type="right" style:leader-style="dotted" style:leader-text="."/>
        </style:tab-stops>
      </style:paragraph-properties>
    </style:style>
    <style:style style:name="P61" style:family="paragraph" style:parent-style-name="Contents_20_2">
      <style:paragraph-properties>
        <style:tab-stops>
          <style:tab-stop style:position="6.7335in" style:type="right" style:leader-style="dotted" style:leader-text="."/>
        </style:tab-stops>
      </style:paragraph-properties>
    </style:style>
    <style:style style:name="P62" style:family="paragraph" style:parent-style-name="Standard" style:list-style-name="L3"/>
    <style:style style:name="P63" style:family="paragraph" style:parent-style-name="Standard" style:list-style-name="L6"/>
    <style:style style:name="P64" style:family="paragraph" style:parent-style-name="Standard" style:list-style-name="L1"/>
    <style:style style:name="P65" style:family="paragraph" style:parent-style-name="Standard" style:list-style-name="L8"/>
    <style:style style:name="P66" style:family="paragraph" style:parent-style-name="Heading_20_1" style:list-style-name="L1"/>
    <style:style style:name="P67" style:family="paragraph" style:parent-style-name="Heading_20_2" style:list-style-name="L1"/>
    <style:style style:name="P68" style:family="paragraph" style:parent-style-name="Heading_20_2" style:list-style-name="L1">
      <style:text-properties style:use-window-font-color="true"/>
    </style:style>
    <style:style style:name="P69" style:family="paragraph" style:parent-style-name="Heading_20_3" style:list-style-name="L1"/>
    <style:style style:name="P70" style:family="paragraph" style:parent-style-name="Heading_20_3" style:list-style-name="L1">
      <style:text-properties style:font-name="Arial1" fo:font-size="12pt"/>
    </style:style>
    <style:style style:name="P71" style:family="paragraph" style:parent-style-name="Heading_20_3" style:list-style-name="L1">
      <style:paragraph-properties>
        <style:tab-stops>
          <style:tab-stop style:position="4.7236in"/>
        </style:tab-stops>
      </style:paragraph-properties>
    </style:style>
    <style:style style:name="P72" style:family="paragraph" style:parent-style-name="Heading_20_4" style:list-style-name="L1"/>
    <style:style style:name="P73" style:family="paragraph" style:parent-style-name="Heading_20_4" style:list-style-name="L1">
      <style:text-properties style:use-window-font-color="true"/>
    </style:style>
    <style:style style:name="P7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5" style:family="paragraph" style:parent-style-name="List_20_Number">
      <style:text-properties style:font-name="Times New Roman1" fo:font-size="12pt" fo:font-style="normal" fo:font-weight="normal"/>
    </style:style>
    <style:style style:name="P76" style:family="paragraph" style:parent-style-name="List_20_Number">
      <style:text-properties fo:color="#000000" style:font-name="Times New Roman1" style:font-name-asian="Courier New" style:font-size-asian="9pt" style:font-name-complex="Courier New" style:font-size-complex="9pt"/>
    </style:style>
    <style:style style:name="P77" style:family="paragraph" style:parent-style-name="Text_20_body" style:list-style-name="L2"/>
    <style:style style:name="P78" style:family="paragraph" style:parent-style-name="Text_20_body" style:list-style-name="L4"/>
    <style:style style:name="P79" style:family="paragraph" style:parent-style-name="Text_20_body" style:list-style-name="L5">
      <style:text-properties style:font-name="Times"/>
    </style:style>
    <style:style style:name="P80" style:family="paragraph" style:parent-style-name="Text_20_body" style:list-style-name="L5">
      <style:text-properties fo:color="#000000" style:font-name="Times" style:font-name-complex="Helv"/>
    </style:style>
    <style:style style:name="P81"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82" style:family="paragraph" style:parent-style-name="Text_20_body" style:list-style-name="L7"/>
    <style:style style:name="P83" style:family="paragraph" style:parent-style-name="Text_20_body" style:list-style-name="L9"/>
    <style:style style:name="P84" style:family="paragraph" style:parent-style-name="List_20_Bullet">
      <style:text-properties fo:font-size="12pt" style:font-size-asian="12pt" style:font-size-complex="12pt"/>
    </style:style>
    <style:style style:name="P85" style:family="paragraph" style:parent-style-name="Code" style:list-style-name="WW8Num16"/>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xCAT 2.0 Cookbook <text:s/></text:p>
      <text:p text:style-name="P44">5/16/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a xlink:type="simple" xlink:href="#1.Introduction|outline" text:style-name="Internet_20_link" text:visited-style-name="Internet_20_link">1.0 Introduction</text:a><text:tab/>3</text:p>
          <text:p text:style-name="P61"><text:a xlink:type="simple" xlink:href="#1.1.Cluster Naming Conventions Used in This Document|outline" text:style-name="Internet_20_link" text:visited-style-name="Internet_20_link">1.1 Cluster Naming Conventions Used in This Document</text:a><text:tab/>4</text:p>
          <text:p text:style-name="P60"><text:a xlink:type="simple" xlink:href="#2.Installing the Management Node|outline" text:style-name="Internet_20_link" text:visited-style-name="Internet_20_link">2.0 Installing the Management Node</text:a><text:tab/>4</text:p>
          <text:p text:style-name="P61"><text:a xlink:type="simple" xlink:href="#2.1.Download Fedora 8 and Create Repository|outline" text:style-name="Internet_20_link" text:visited-style-name="Internet_20_link">2.1 Download Fedora 8 and Create Repository</text:a><text:tab/>4</text:p>
          <text:p text:style-name="P61"><text:a xlink:type="simple" xlink:href="#2.2.Downloading and Installing  xCAT 2.0|outline" text:style-name="Internet_20_link" text:visited-style-name="Internet_20_link">2.2 Downloading and Installing <text:s/>xCAT 2.0</text:a><text:tab/>5</text:p>
          <text:p text:style-name="P59"><text:a xlink:type="simple" xlink:href="#2.2.1.If Your Management Node Has Internet Access:|outline" text:style-name="Internet_20_link" text:visited-style-name="Internet_20_link">2.2.1 If Your Management Node Has Internet Access:</text:a><text:tab/>5</text:p>
          <text:p text:style-name="P58"><text:a xlink:type="simple" xlink:href="#2.2.1.1.Download Repo Files|outline" text:style-name="Internet_20_link" text:visited-style-name="Internet_20_link">2.2.1.1 Download Repo Files</text:a><text:tab/>5</text:p>
          <text:p text:style-name="P58"><text:a xlink:type="simple" xlink:href="#2.2.1.2.Set Up Repo File for Fedora Site|outline" text:style-name="Internet_20_link" text:visited-style-name="Internet_20_link">2.2.1.2 Set Up Repo File for Fedora Site</text:a><text:tab/>5</text:p>
          <text:p text:style-name="P59"><text:a xlink:type="simple" xlink:href="#2.2.2.If Your Management Node Does Not Have Internet Access:|outline" text:style-name="Internet_20_link" text:visited-style-name="Internet_20_link">2.2.2 If Your Management Node Does Not Have Internet Access:</text:a><text:tab/>5</text:p>
          <text:p text:style-name="P58"><text:a xlink:type="simple" xlink:href="#2.2.2.1.Download xCAT2.0 and Its Dependencies|outline" text:style-name="Internet_20_link" text:visited-style-name="Internet_20_link">2.2.2.1 Download xCAT2.0 and Its Dependencies</text:a><text:tab/>5</text:p>
          <text:p text:style-name="P58"><text:a xlink:type="simple" xlink:href="#2.2.2.2.Get Fedora 8 OSS dependencies|outline" text:style-name="Internet_20_link" text:visited-style-name="Internet_20_link">2.2.2.2 Get Fedora 8 OSS dependencies</text:a><text:tab/>6</text:p>
          <text:p text:style-name="P58"><text:a xlink:type="simple" xlink:href="#2.2.2.3.Setup YUM repositories for xCAT and Dependencies|outline" text:style-name="Internet_20_link" text:visited-style-name="Internet_20_link">2.2.2.3 Setup YUM repositories for xCAT and Dependencies</text:a><text:tab/>6</text:p>
          <text:p text:style-name="P59"><text:a xlink:type="simple" xlink:href="#2.2.3.Install xCAT 2.0 software &amp; Its Dependencies|outline" text:style-name="Internet_20_link" text:visited-style-name="Internet_20_link">2.2.3 Install xCAT 2.0 software &amp; Its Dependencies</text:a><text:tab/>6</text:p>
          <text:p text:style-name="P59"><text:a xlink:type="simple" xlink:href="#2.2.4.Test xCAT installation|outline" text:style-name="Internet_20_link" text:visited-style-name="Internet_20_link">2.2.4 Test xCAT installation</text:a><text:tab/>6</text:p>
          <text:p text:style-name="P59"><text:a xlink:type="simple" xlink:href="#2.2.5.Update xCAT 2.0 software|outline" text:style-name="Internet_20_link" text:visited-style-name="Internet_20_link">2.2.5 Update xCAT 2.0 software</text:a><text:tab/>6</text:p>
          <text:p text:style-name="P59"><text:a xlink:type="simple" xlink:href="#2.2.6.Setup Yum for Fedora8 Node Installs |outline" text:style-name="Internet_20_link" text:visited-style-name="Internet_20_link">2.2.6 Setup Yum for Fedora8 Node Installs </text:a><text:tab/>7</text:p>
          <text:p text:style-name="P60"><text:a xlink:type="simple" xlink:href="#3.xCAT Hierarchy using Service nodes|outline" text:style-name="Internet_20_link" text:visited-style-name="Internet_20_link">3.0 xCAT Hierarchy using Service nodes</text:a><text:tab/>7</text:p>
          <text:p text:style-name="P61"><text:a xlink:type="simple" xlink:href="#3.1.Switching to  PostgreSQL Database|outline" text:style-name="Internet_20_link" text:visited-style-name="Internet_20_link">3.1 Switching to <text:s/>PostgreSQL Database</text:a><text:tab/>7</text:p>
          <text:p text:style-name="P61"><text:a xlink:type="simple" xlink:href="#3.2.Define the  service nodes in the database|outline" text:style-name="Internet_20_link" text:visited-style-name="Internet_20_link">3.2 Define the <text:s/>service nodes in the database</text:a><text:tab/>10</text:p>
          <text:p text:style-name="P59"><text:a xlink:type="simple" xlink:href="#3.2.1.Define Service Nodes in nodelist Table|outline" text:style-name="Internet_20_link" text:visited-style-name="Internet_20_link">3.2.1 Define Service Nodes in nodelist Table</text:a><text:tab/>10</text:p>
          <text:p text:style-name="P59"><text:a xlink:type="simple" xlink:href="#3.2.2.Define  Service Nodes in noderes Table|outline" text:style-name="Internet_20_link" text:visited-style-name="Internet_20_link">3.2.2 Define <text:s/>Service Nodes in noderes Table</text:a><text:tab/>10</text:p>
          <text:p text:style-name="P59"><text:a xlink:type="simple" xlink:href="#3.2.3.Define Service Nodes in ipmi Table|outline" text:style-name="Internet_20_link" text:visited-style-name="Internet_20_link">3.2.3 Define Service Nodes in ipmi Table</text:a><text:tab/>10</text:p>
          <text:p text:style-name="P59"><text:a xlink:type="simple" xlink:href="#3.2.4.Define Service Nodes in switch Table|outline" text:style-name="Internet_20_link" text:visited-style-name="Internet_20_link">3.2.4 Define Service Nodes in switch Table</text:a><text:tab/>10</text:p>
          <text:p text:style-name="P59"><text:a xlink:type="simple" xlink:href="#3.2.5.Define the chain Table for Service Node Discovery|outline" text:style-name="Internet_20_link" text:visited-style-name="Internet_20_link">3.2.5 Define the chain Table for Service Node Discovery</text:a><text:tab/>11</text:p>
          <text:p text:style-name="P59"><text:a xlink:type="simple" xlink:href="#3.2.6.Define Service Nodes in nodehm Table|outline" text:style-name="Internet_20_link" text:visited-style-name="Internet_20_link">3.2.6 Define Service Nodes in nodehm Table</text:a><text:tab/>11</text:p>
          <text:p text:style-name="P59"><text:a xlink:type="simple" xlink:href="#3.2.7.Define Service Nodes in nodetype Table|outline" text:style-name="Internet_20_link" text:visited-style-name="Internet_20_link">3.2.7 Define Service Nodes in nodetype Table</text:a><text:tab/>11</text:p>
          <text:p text:style-name="P59"><text:a xlink:type="simple" xlink:href="#3.2.8.Set Necessary Attributes in site Table|outline" text:style-name="Internet_20_link" text:visited-style-name="Internet_20_link">3.2.8 Set Necessary Attributes in site Table</text:a><text:tab/>11</text:p>
          <text:p text:style-name="P59"><text:a xlink:type="simple" xlink:href="#3.2.9.Define Service Node OS and Profile attributes|outline" text:style-name="Internet_20_link" text:visited-style-name="Internet_20_link">3.2.9 Define Service Node OS and Profile attributes</text:a><text:tab/>11</text:p>
          <text:p text:style-name="P60"><text:a xlink:type="simple" xlink:href="#4.Setup Services |outline" text:style-name="Internet_20_link" text:visited-style-name="Internet_20_link">4.0 Setup Services </text:a><text:tab/>11</text:p>
          <text:p text:style-name="P61"><text:a xlink:type="simple" xlink:href="#4.1.Setup networks Table|outline" text:style-name="Internet_20_link" text:visited-style-name="Internet_20_link">4.1 Setup networks Table</text:a><text:tab/>11</text:p>
          <text:p text:style-name="P61"><text:a xlink:type="simple" xlink:href="#4.2.Setup DNS|outline" text:style-name="Internet_20_link" text:visited-style-name="Internet_20_link">4.2 Setup DNS</text:a><text:tab/>12</text:p>
          <text:p text:style-name="P61"><text:a xlink:type="simple" xlink:href="#4.3.Define AMMs as nodes|outline" text:style-name="Internet_20_link" text:visited-style-name="Internet_20_link">4.3 Define AMMs as nodes</text:a><text:tab/>12</text:p>
          <text:p text:style-name="P61"><text:a xlink:type="simple" xlink:href="#4.4.Setup AMM|outline" text:style-name="Internet_20_link" text:visited-style-name="Internet_20_link">4.4 Setup AMM</text:a><text:tab/>13</text:p>
          <text:p text:style-name="P61"><text:a xlink:type="simple" xlink:href="#4.5.Startup TFTP|outline" text:style-name="Internet_20_link" text:visited-style-name="Internet_20_link">4.5 Startup TFTP</text:a><text:tab/>14</text:p>
          <text:p text:style-name="P60"><text:a xlink:type="simple" xlink:href="#5.Define Compute Nodes in the Database|outline" text:style-name="Internet_20_link" text:visited-style-name="Internet_20_link">5.0 Define Compute Nodes in the Database</text:a><text:tab/>14</text:p>
          <text:p text:style-name="P61"><text:a xlink:type="simple" xlink:href="#5.1.Setup the nodelist Table|outline" text:style-name="Internet_20_link" text:visited-style-name="Internet_20_link">5.1 Setup the nodelist Table</text:a><text:tab/>14</text:p>
          <text:p text:style-name="P61"><text:a xlink:type="simple" xlink:href="#5.2.Set Up the nodehm table|outline" text:style-name="Internet_20_link" text:visited-style-name="Internet_20_link">5.2 Set Up the nodehm table</text:a><text:tab/>14</text:p>
          <text:p text:style-name="P61"><text:a xlink:type="simple" xlink:href="#5.3.Set Up the mp Table|outline" text:style-name="Internet_20_link" text:visited-style-name="Internet_20_link">5.3 Set Up the mp Table</text:a><text:tab/>15</text:p>
          <text:p text:style-name="P61"><text:soft-page-break/><text:a xlink:type="simple" xlink:href="#5.4.Setup Conserver|outline" text:style-name="Internet_20_link" text:visited-style-name="Internet_20_link">5.4 Setup Conserver</text:a><text:tab/>15</text:p>
          <text:p text:style-name="P61"><text:a xlink:type="simple" xlink:href="#5.5.Setup the noderes Table|outline" text:style-name="Internet_20_link" text:visited-style-name="Internet_20_link">5.5 Setup the noderes Table</text:a><text:tab/>15</text:p>
          <text:p text:style-name="P59"><text:a xlink:type="simple" xlink:href="#5.5.1.Sample noderes table|outline" text:style-name="Internet_20_link" text:visited-style-name="Internet_20_link">5.5.1 Sample noderes table</text:a><text:tab/>16</text:p>
          <text:p text:style-name="P59"><text:a xlink:type="simple" xlink:href="#5.5.2.Setting up which services run on the Service Nodes|outline" text:style-name="Internet_20_link" text:visited-style-name="Internet_20_link">5.5.2 Setting up which services run on the Service Nodes</text:a><text:tab/>16</text:p>
          <text:p text:style-name="P61"><text:a xlink:type="simple" xlink:href="#5.6.Setup nodetype table|outline" text:style-name="Internet_20_link" text:visited-style-name="Internet_20_link">5.6 Setup nodetype table</text:a><text:tab/>16</text:p>
          <text:p text:style-name="P58"><text:a xlink:type="simple" xlink:href="#5.6.1.1.Sample nodetype table|outline" text:style-name="Internet_20_link" text:visited-style-name="Internet_20_link">5.6.1.1 Sample nodetype table</text:a><text:tab/>16</text:p>
          <text:p text:style-name="P61"><text:a xlink:type="simple" xlink:href="#5.7.Setup passwords in passwd table|outline" text:style-name="Internet_20_link" text:visited-style-name="Internet_20_link">5.7 Setup passwords in passwd table</text:a><text:tab/>17</text:p>
          <text:p text:style-name="P61"><text:a xlink:type="simple" xlink:href="#5.8.Verify the tables|outline" text:style-name="Internet_20_link" text:visited-style-name="Internet_20_link">5.8 Verify the tables</text:a><text:tab/>17</text:p>
          <text:p text:style-name="P61"><text:a xlink:type="simple" xlink:href="#5.9.Setup deps Table for proper boot sequence|outline" text:style-name="Internet_20_link" text:visited-style-name="Internet_20_link">5.9 Setup deps Table for proper boot sequence</text:a><text:tab/>17</text:p>
          <text:p text:style-name="P61"><text:a xlink:type="simple" xlink:href="#5.10. Set Up Postscripts to be Run on the Nodes|outline" text:style-name="Internet_20_link" text:visited-style-name="Internet_20_link">5.10 <text:s/>Set Up Postscripts to be Run on the Nodes</text:a><text:tab/>17</text:p>
          <text:p text:style-name="P61"><text:a xlink:type="simple" xlink:href="#5.11. Get MAC addresses|outline" text:style-name="Internet_20_link" text:visited-style-name="Internet_20_link">5.11 <text:s/>Get MAC addresses</text:a><text:tab/>17</text:p>
          <text:p text:style-name="P61"><text:a xlink:type="simple" xlink:href="#5.12. Setup DHCP|outline" text:style-name="Internet_20_link" text:visited-style-name="Internet_20_link">5.12 <text:s/>Setup DHCP</text:a><text:tab/>18</text:p>
          <text:p text:style-name="P60"><text:a xlink:type="simple" xlink:href="#6.Build the Service Node Stateless Image|outline" text:style-name="Internet_20_link" text:visited-style-name="Internet_20_link">6.0 Build the Service Node Stateless Image</text:a><text:tab/>18</text:p>
          <text:p text:style-name="P61"><text:a xlink:type="simple" xlink:href="#6.1.Configure the Service Node BMCs and Discover MACs|outline" text:style-name="Internet_20_link" text:visited-style-name="Internet_20_link">6.1 Configure the Service Node BMCs and Discover MACs</text:a><text:tab/>20</text:p>
          <text:p text:style-name="P61"><text:a xlink:type="simple" xlink:href="#6.2.Install the Service Nodes|outline" text:style-name="Internet_20_link" text:visited-style-name="Internet_20_link">6.2 Install the Service Nodes</text:a><text:tab/>21</text:p>
          <text:p text:style-name="P61"><text:a xlink:type="simple" xlink:href="#6.3. Test Service Node installation|outline" text:style-name="Internet_20_link" text:visited-style-name="Internet_20_link">6.3 <text:s/>Test Service Node installation</text:a><text:tab/>21</text:p>
          <text:p text:style-name="P60"><text:a xlink:type="simple" xlink:href="#7.iSCSI Install a QS22 Blade|outline" text:style-name="Internet_20_link" text:visited-style-name="Internet_20_link">7.0 iSCSI Install a QS22 Blade</text:a><text:tab/>21</text:p>
          <text:p text:style-name="P60"><text:a xlink:type="simple" xlink:href="#8.Build and Boot the Stateless Images|outline" text:style-name="Internet_20_link" text:visited-style-name="Internet_20_link">8.0 Build and Boot the Stateless Images</text:a><text:tab/>23</text:p>
          <text:p text:style-name="P61"><text:a xlink:type="simple" xlink:href="#8.1. Build the Stateless Image|outline" text:style-name="Internet_20_link" text:visited-style-name="Internet_20_link">8.1 <text:s/>Build the Stateless Image</text:a><text:tab/>23</text:p>
          <text:p text:style-name="P61"><text:a xlink:type="simple" xlink:href="#8.2.Test Boot the Stateless Image |outline" text:style-name="Internet_20_link" text:visited-style-name="Internet_20_link">8.2 Test Boot the Stateless Image </text:a><text:tab/>24</text:p>
          <text:p text:style-name="P61"><text:a xlink:type="simple" xlink:href="#8.3.To Update QS22 Stateless Image|outline" text:style-name="Internet_20_link" text:visited-style-name="Internet_20_link">8.3 To Update QS22 Stateless Image</text:a><text:tab/>25</text:p>
          <text:p text:style-name="P61"><text:a xlink:type="simple" xlink:href="#8.4.Build the Compressed Image|outline" text:style-name="Internet_20_link" text:visited-style-name="Internet_20_link">8.4 Build the Compressed Image</text:a><text:tab/>25</text:p>
          <text:p text:style-name="P59"><text:a xlink:type="simple" xlink:href="#8.4.1.Build aufs on Your Sample Node|outline" text:style-name="Internet_20_link" text:visited-style-name="Internet_20_link">8.4.1 Build aufs on Your Sample Node</text:a><text:tab/>25</text:p>
          <text:p text:style-name="P59"><text:a xlink:type="simple" xlink:href="#8.4.2.Generate  the Compressed Image|outline" text:style-name="Internet_20_link" text:visited-style-name="Internet_20_link">8.4.2 Generate <text:s/>the Compressed Image</text:a><text:tab/>26</text:p>
          <text:p text:style-name="P59"><text:a xlink:type="simple" xlink:href="#8.4.3.Pack and Install the Compressed Image|outline" text:style-name="Internet_20_link" text:visited-style-name="Internet_20_link">8.4.3 Pack and Install the Compressed Image</text:a><text:tab/>26</text:p>
          <text:p text:style-name="P59"><text:a xlink:type="simple" xlink:href="#8.4.4.Check Memory Usage|outline" text:style-name="Internet_20_link" text:visited-style-name="Internet_20_link">8.4.4 Check Memory Usage</text:a><text:tab/>26</text:p>
          <text:p text:style-name="P60"><text:a xlink:type="simple" xlink:href="#9.Building QS22 Image for 64K pages|outline" text:style-name="Internet_20_link" text:visited-style-name="Internet_20_link">9.0 Building QS22 Image for 64K pages</text:a><text:tab/>27</text:p>
          <text:p text:style-name="P61"><text:a xlink:type="simple" xlink:href="#9.1.Rebuild aufs|outline" text:style-name="Internet_20_link" text:visited-style-name="Internet_20_link">9.1 Rebuild aufs</text:a><text:tab/>28</text:p>
          <text:p text:style-name="P61"><text:a xlink:type="simple" xlink:href="#9.2.Test unsquashed:|outline" text:style-name="Internet_20_link" text:visited-style-name="Internet_20_link">9.2 Test unsquashed:</text:a><text:tab/>28</text:p>
          <text:p text:style-name="P59"><text:a xlink:type="simple" xlink:href="#9.2.1. Check memory|outline" text:style-name="Internet_20_link" text:visited-style-name="Internet_20_link">9.2.1 <text:s/>Check memory</text:a><text:tab/>29</text:p>
          <text:p text:style-name="P61"><text:a xlink:type="simple" xlink:href="#9.3.Test squash|outline" text:style-name="Internet_20_link" text:visited-style-name="Internet_20_link">9.3 Test squash</text:a><text:tab/>29</text:p>
          <text:p text:style-name="P59"><text:a xlink:type="simple" xlink:href="#9.3.1. Check memory|outline" text:style-name="Internet_20_link" text:visited-style-name="Internet_20_link">9.3.1 <text:s/>Check memory</text:a><text:tab/>29</text:p>
          <text:p text:style-name="P61"><text:a xlink:type="simple" xlink:href="#9.4.To Switch Back to 4K Pages|outline" text:style-name="Internet_20_link" text:visited-style-name="Internet_20_link">9.4 To Switch Back to 4K Pages</text:a><text:tab/>29</text:p>
          <text:p text:style-name="P60"><text:a xlink:type="simple" xlink:href="#10.Using NFS Hybrid for the Diskless Images|outline" text:style-name="Internet_20_link" text:visited-style-name="Internet_20_link">10.0 Using NFS Hybrid for the Diskless Images</text:a><text:tab/>30</text:p>
          <text:p text:style-name="P60"><text:a xlink:type="simple" xlink:href="#11.Installing OpenLDAP|outline" text:style-name="Internet_20_link" text:visited-style-name="Internet_20_link">11.0 Installing OpenLDAP</text:a><text:tab/>33</text:p>
          <text:p text:style-name="P61"><text:a xlink:type="simple" xlink:href="#11.1.Setup LDAP Server|outline" text:style-name="Internet_20_link" text:visited-style-name="Internet_20_link">11.1 Setup LDAP Server</text:a><text:tab/>33</text:p>
          <text:p text:style-name="P59"><text:a xlink:type="simple" xlink:href="#11.1.1.Install the  LDAP rpms |outline" text:style-name="Internet_20_link" text:visited-style-name="Internet_20_link">11.1.1 Install the <text:s/>LDAP rpms </text:a><text:tab/>34</text:p>
          <text:p text:style-name="P59"><text:a xlink:type="simple" xlink:href="#11.1.2.Configure LDAP|outline" text:style-name="Internet_20_link" text:visited-style-name="Internet_20_link">11.1.2 Configure LDAP</text:a><text:tab/>34</text:p>
          <text:p text:style-name="P59"><text:a xlink:type="simple" xlink:href="#11.1.3.Migrate Users|outline" text:style-name="Internet_20_link" text:visited-style-name="Internet_20_link">11.1.3 Migrate Users</text:a><text:tab/>35</text:p>
          <text:p text:style-name="P59"><text:a xlink:type="simple" xlink:href="#11.1.4.Add a User to LDAP|outline" text:style-name="Internet_20_link" text:visited-style-name="Internet_20_link">11.1.4 Add a User to LDAP</text:a><text:tab/>37</text:p>
          <text:p text:style-name="P59"><text:a xlink:type="simple" xlink:href="#11.1.5.Set LDAP Userid Password|outline" text:style-name="Internet_20_link" text:visited-style-name="Internet_20_link">11.1.5 Set LDAP Userid Password</text:a><text:tab/>37</text:p>
          <text:p text:style-name="P61"><text:a xlink:type="simple" xlink:href="#11.2.Setup LDAP Client|outline" text:style-name="Internet_20_link" text:visited-style-name="Internet_20_link">11.2 Setup LDAP Client</text:a><text:tab/>38</text:p>
          <text:p text:style-name="P59"><text:a xlink:type="simple" xlink:href="#11.2.1.Install LDAP into the Image|outline" text:style-name="Internet_20_link" text:visited-style-name="Internet_20_link">11.2.1 Install LDAP into the Image</text:a><text:tab/>38</text:p>
          <text:p text:style-name="P59"><text:a xlink:type="simple" xlink:href="#11.2.2.Update the LDAP Configuration in the Image|outline" text:style-name="Internet_20_link" text:visited-style-name="Internet_20_link">11.2.2 Update the LDAP Configuration in the Image</text:a><text:tab/>38</text:p>
          <text:p text:style-name="P59"><text:a xlink:type="simple" xlink:href="#11.2.3.Build the Image and  Install |outline" text:style-name="Internet_20_link" text:visited-style-name="Internet_20_link">11.2.3 Build the Image and <text:s/>Install </text:a><text:tab/>39</text:p>
          <text:p text:style-name="P59"><text:a xlink:type="simple" xlink:href="#11.2.4.Test LDAP Client|outline" text:style-name="Internet_20_link" text:visited-style-name="Internet_20_link">11.2.4 Test LDAP Client</text:a><text:tab/>39</text:p>
          <text:p text:style-name="P60"><text:a xlink:type="simple" xlink:href="#12.Setup Hierarchical LDAP|outline" text:style-name="Internet_20_link" text:visited-style-name="Internet_20_link">12.0 Setup Hierarchical LDAP</text:a><text:tab/>39</text:p>
          <text:p text:style-name="P61"><text:soft-page-break/><text:a xlink:type="simple" xlink:href="#1.2.Configure the Master Server|outline" text:style-name="Internet_20_link" text:visited-style-name="Internet_20_link">1.2 Configure the Master Server</text:a><text:tab/>39</text:p>
          <text:p text:style-name="P61"><text:a xlink:type="simple" xlink:href="#12.1.Install LDAP into the Service Node image|outline" text:style-name="Internet_20_link" text:visited-style-name="Internet_20_link">12.1 Install LDAP into the Service Node image</text:a><text:tab/>40</text:p>
          <text:p text:style-name="P59"><text:a xlink:type="simple" xlink:href="#12.1.1.Update the LDAP Configuration in the Service Node image|outline" text:style-name="Internet_20_link" text:visited-style-name="Internet_20_link">12.1.1 Update the LDAP Configuration in the Service Node image</text:a><text:tab/>40</text:p>
          <text:p text:style-name="P61"><text:a xlink:type="simple" xlink:href="#1.3.Build the Service Node image and install |outline" text:style-name="Internet_20_link" text:visited-style-name="Internet_20_link">1.3 Build the Service Node image and install </text:a><text:tab/>40</text:p>
          <text:p text:style-name="P61"><text:a xlink:type="simple" xlink:href="#1.4.Import the Master Database on the Service Node |outline" text:style-name="Internet_20_link" text:visited-style-name="Internet_20_link">1.4 Import the Master Database on the Service Node </text:a><text:tab/>41</text:p>
          <text:p text:style-name="P61"><text:a xlink:type="simple" xlink:href="#1.5.Test the Replica Server|outline" text:style-name="Internet_20_link" text:visited-style-name="Internet_20_link">1.5 Test the Replica Server</text:a><text:tab/>41</text:p>
          <text:p text:style-name="P61"><text:a xlink:type="simple" xlink:href="#1.6.Setup LDAP client on the compute nodes|outline" text:style-name="Internet_20_link" text:visited-style-name="Internet_20_link">1.6 Setup LDAP client on the compute nodes</text:a><text:tab/>41</text:p>
          <text:p text:style-name="P60"><text:a xlink:type="simple" xlink:href="#13.Install  Torque|outline" text:style-name="Internet_20_link" text:visited-style-name="Internet_20_link">13.0 Install <text:s/>Torque</text:a><text:tab/>41</text:p>
          <text:p text:style-name="P61"><text:a xlink:type="simple" xlink:href="#13.1.Setup Torque Server|outline" text:style-name="Internet_20_link" text:visited-style-name="Internet_20_link">13.1 Setup Torque Server</text:a><text:tab/>41</text:p>
          <text:p text:style-name="P61"><text:a xlink:type="simple" xlink:href="#13.2.Configure Torque|outline" text:style-name="Internet_20_link" text:visited-style-name="Internet_20_link">13.2 Configure Torque</text:a><text:tab/>42</text:p>
          <text:p text:style-name="P61"><text:a xlink:type="simple" xlink:href="#13.3. Define Nodes|outline" text:style-name="Internet_20_link" text:visited-style-name="Internet_20_link">13.3 <text:s/>Define Nodes</text:a><text:tab/>42</text:p>
          <text:p text:style-name="P61"><text:a xlink:type="simple" xlink:href="#13.4. Setup and Start Service|outline" text:style-name="Internet_20_link" text:visited-style-name="Internet_20_link">13.4 <text:s/>Setup and Start Service</text:a><text:tab/>42</text:p>
          <text:p text:style-name="P61"><text:a xlink:type="simple" xlink:href="#13.5.Install pbstop|outline" text:style-name="Internet_20_link" text:visited-style-name="Internet_20_link">13.5 Install pbstop</text:a><text:tab/>43</text:p>
          <text:p text:style-name="P61"><text:a xlink:type="simple" xlink:href="#13.6.Install Perl Curses for pbstop|outline" text:style-name="Internet_20_link" text:visited-style-name="Internet_20_link">13.6 Install Perl Curses for pbstop</text:a><text:tab/>43</text:p>
          <text:p text:style-name="P61"><text:a xlink:type="simple" xlink:href="#13.7.Create a Torque Default Queue|outline" text:style-name="Internet_20_link" text:visited-style-name="Internet_20_link">13.7 Create a Torque Default Queue</text:a><text:tab/>43</text:p>
          <text:p text:style-name="P61"><text:a xlink:type="simple" xlink:href="#13.8.Setup Torque Client ( x86_64 only)|outline" text:style-name="Internet_20_link" text:visited-style-name="Internet_20_link">13.8 Setup Torque Client ( x86_64 only)</text:a><text:tab/>43</text:p>
          <text:p text:style-name="P59"><text:a xlink:type="simple" xlink:href="#13.8.1.Install Torque|outline" text:style-name="Internet_20_link" text:visited-style-name="Internet_20_link">13.8.1 Install Torque</text:a><text:tab/>43</text:p>
          <text:p text:style-name="P59"><text:a xlink:type="simple" xlink:href="#13.8.2.Configure Torque|outline" text:style-name="Internet_20_link" text:visited-style-name="Internet_20_link">13.8.2 Configure Torque</text:a><text:tab/>43</text:p>
          <text:p text:style-name="P58"><text:a xlink:type="simple" xlink:href="#13.8.2.1.Set Up Access|outline" text:style-name="Internet_20_link" text:visited-style-name="Internet_20_link">13.8.2.1 Set Up Access</text:a><text:tab/>43</text:p>
          <text:p text:style-name="P58"><text:a xlink:type="simple" xlink:href="#13.8.2.2.Set Up Node to Node ssh for Root |outline" text:style-name="Internet_20_link" text:visited-style-name="Internet_20_link">13.8.2.2 Set Up Node to Node ssh for Root </text:a><text:tab/>44</text:p>
          <text:p text:style-name="P59"><text:a xlink:type="simple" xlink:href="#13.8.3.Pack and Install image|outline" text:style-name="Internet_20_link" text:visited-style-name="Internet_20_link">13.8.3 Pack and Install image</text:a><text:tab/>44</text:p>
          <text:p text:style-name="P60"><text:a xlink:type="simple" xlink:href="#14.Setup Moab|outline" text:style-name="Internet_20_link" text:visited-style-name="Internet_20_link">14.0 Setup Moab</text:a><text:tab/>44</text:p>
          <text:p text:style-name="P61"><text:a xlink:type="simple" xlink:href="#14.1.Install Moab|outline" text:style-name="Internet_20_link" text:visited-style-name="Internet_20_link">14.1 Install Moab</text:a><text:tab/>44</text:p>
          <text:p text:style-name="P61"><text:a xlink:type="simple" xlink:href="#14.2.Configure Moab|outline" text:style-name="Internet_20_link" text:visited-style-name="Internet_20_link">14.2 Configure Moab</text:a><text:tab/>44</text:p>
          <text:p text:style-name="P59"><text:a xlink:type="simple" xlink:href="#14.2.1.Start Moab|outline" text:style-name="Internet_20_link" text:visited-style-name="Internet_20_link">14.2.1 Start Moab</text:a><text:tab/>45</text:p>
          <text:p text:style-name="P60"><text:a xlink:type="simple" xlink:href="#15.References|outline" text:style-name="Internet_20_link" text:visited-style-name="Internet_20_link">15.0 References</text:a><text:tab/>45</text:p>
        </text:index-body>
      </text:table-of-content>
      <text:p text:style-name="P26"/>
      <text:list text:style-name="L1">
        <text:list-item>
          <text:h text:style-name="P66"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77">All node names begin with “rr”.</text:p>
        </text:list-item>
        <text:list-item>
          <text:p text:style-name="P77">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77">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77">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77">The BladeCenter chassis within each CU are numbered sequentially, e.g. bca01, bca02, etc.</text:p>
        </text:list-item>
      </text:list>
      <text:p text:style-name="Text_20_body"/>
      <text:list text:style-name="L1" text:continue-numbering="true">
        <text:list-item>
          <text:h text:style-name="P66"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67"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3"/>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67" text:outline-level="2">Downloading and Installing <text:s/>xCAT 2.0</text:h>
              <text:list>
                <text:list-item>
                  <text:h text:style-name="P69" text:outline-level="3">If Your Management Node <text:span text:style-name="T15">Has</text:span> Internet Access:</text:h>
                  <text:list>
                    <text:list-item>
                      <text:h text:style-name="P72"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72"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9" text:outline-level="3">If Your Management Node <text:span text:style-name="T15">Does Not Have</text:span> Internet Access:</text:h>
                  <text:list>
                    <text:list-item>
                      <text:h text:style-name="P72"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73"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72"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6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9"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67" text:outline-level="2" text:is-list-header="true"/>
            </text:list-header>
          </text:list>
        </text:list-item>
        <text:list-item>
          <text:h text:style-name="P6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67"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62">192.168.0.1: ip of master</text:p>
        </text:list-item>
        <text:list-item>
          <text:p text:style-name="P62">xcatdb: database name</text:p>
        </text:list-item>
        <text:list-item>
          <text:p text:style-name="P62">xcatadmin: database role (aka user)</text:p>
        </text:list-item>
        <text:list-item>
          <text:p text:style-name="P62">cluster: database password</text:p>
        </text:list-item>
        <text:list-item>
          <text:p text:style-name="P62">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4"/>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7">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6"/>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67" text:outline-level="2">Define the <text:s/>service nodes in the database</text:h>
            </text:list-item>
          </text:list>
        </text:list-item>
      </text:list>
      <text:p text:style-name="P49">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9"/>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69" text:outline-level="3">Define Service Nodes in nodelist Table</text:h>
                </text:list-item>
              </text:list>
            </text:list-item>
          </text:list>
        </text:list-item>
      </text:list>
      <text:p text:style-name="Standard"/>
      <text:p text:style-name="Code">nodeadd rra000-m,rrb000-m groups=service,ipmi,all</text:p>
      <text:p text:style-name="P15"/>
      <text:list text:style-name="L1" text:continue-numbering="true">
        <text:list-item>
          <text:list text:continue-numbering="true">
            <text:list-item>
              <text:list text:continue-numbering="true">
                <text:list-item>
                  <text:h text:style-name="P69"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9"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9"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69"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69"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69"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9" text:outline-level="3">Set Necessary Attributes in site Table</text:h>
                </text:list-item>
              </text:list>
            </text:list-item>
          </text:list>
        </text:list-item>
      </text:list>
      <text:p text:style-name="Code">chtab key=defserialport site.value=0</text:p>
      <text:p text:style-name="Code">chtab key=defserialspeed site.value=19200</text:p>
      <text:p text:style-name="P15"/>
      <text:list text:style-name="L1" text:continue-numbering="true">
        <text:list-item>
          <text:list text:continue-numbering="true">
            <text:list-item>
              <text:list text:continue-numbering="true">
                <text:list-item>
                  <text:h text:style-name="P69"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66" text:outline-level="1">Setup Services </text:h>
          <text:list>
            <text:list-item>
              <text:h text:style-name="P67"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67"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6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67" text:outline-level="2">Setup AMM</text:h>
            </text:list-item>
          </text:list>
        </text:list-item>
      </text:list>
      <text:p text:style-name="Standard"/>
      <text:p text:style-name="P23">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8">Note: should also set ntp settings using rspconfig, once MN is configured as NTP server.</text:p>
      <text:p text:style-name="Text_20_body">Also set command line timeout to no timeout:</text:p>
      <text:p text:style-name="Code">psh -l USERID mm 'telnetcfg -T mm[1] -t 0'</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67"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66"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4"/>
      <text:list text:style-name="L1" text:continue-numbering="true">
        <text:list-item>
          <text:list text:continue-numbering="true">
            <text:list-item>
              <text:h text:style-name="P67"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67"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8">When Table.pm supports where strings on rows that contain regex's (or I think when the servicenode table is used to determine if conserver should be set up??), the above lines can be replaced with:</text:p>
      <text:p text:style-name="P15">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67"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67"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67"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5">#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0">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69"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69"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67"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72"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67"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6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67"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67"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67" text:outline-level="2"><text:s/>Get MAC addresses</text:h>
            </text:list-item>
          </text:list>
        </text:list-item>
      </text:list>
      <text:p text:style-name="Code">getmacs tb</text:p>
      <text:p text:style-name="P8"><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67" text:outline-level="2"><text:s/>Setup DHCP</text:h>
            </text:list-item>
          </text:list>
        </text:list-item>
      </text:list>
      <text:p text:style-name="Text_20_body">The dynamic ranges for the networks were set up already in chapter 4.</text:p>
      <text:p text:style-name="Text_20_body"/>
      <text:p text:style-name="P12">Define dhcp interfaces in site table. <text:s/>We use this weird value because our MN uses eth4 to communicate with the service nodes, and the service nodes use eth1 to communicate with the compute nodes.</text:p>
      <text:p text:style-name="P16">chtab key=dhcpinterfaces site.value='mn20|eth4;service|eth1'</text:p>
      <text:p text:style-name="P16"/>
      <text:p text:style-name="P8">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66"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6"/>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6"/>
      <text:list text:style-name="L1" text:continue-numbering="true">
        <text:list-item>
          <text:list text:continue-numbering="true">
            <text:list-item>
              <text:h text:style-name="P68" text:outline-level="2">Configure the Service Node BMCs and Discover MACs</text:h>
            </text:list-item>
          </text:list>
        </text:list-item>
      </text:list>
      <text:p text:style-name="P33"/>
      <text:list text:style-name="L4">
        <text:list-item>
          <text:p text:style-name="P78">Create the initrd: <text:s/></text:p>
        </text:list-item>
      </text:list>
      <text:list text:style-name="WW8Num16">
        <text:list-item>
          <text:list>
            <text:list-item>
              <text:list>
                <text:list-header>
                  <text:p text:style-name="P85"><text:span text:style-name="T22">r</text:span>m /tftpboot/pxelinux.cfg/*</text:p>
                  <text:p text:style-name="P85"><text:span text:style-name="T23">mknb x86_64</text:span> </text:p>
                </text:list-header>
              </text:list>
            </text:list-item>
          </text:list>
        </text:list-item>
      </text:list>
      <text:p text:style-name="P51">(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4"><text:s text:c="2"/>APPEND initrd=xcat/nbfs.x86_64.gz quiet xcatd=11.16.0.2:3001 console=ttyS0,19200 console=ttyS1</text:p>
      <text:list text:style-name="L5">
        <text:list-item>
          <text:p text:style-name="P79">Make sure your boot sequence is set to boot from network before harddrive: <text:s/></text:p>
        </text:list-item>
      </text:list>
      <text:p text:style-name="P56">rbootseq &lt;noderange&gt; list </text:p>
      <text:p text:style-name="P52">If not, change it: <text:s/></text:p>
      <text:p text:style-name="P56">rbootseq &lt;noderange&gt; f,c,n,h</text:p>
      <text:list text:style-name="L5">
        <text:list-item text:start-value="1">
          <text:p text:style-name="P80">Power up the service nodes:</text:p>
        </text:list-item>
      </text:list>
      <text:p text:style-name="P55"><text:span text:style-name="T12"><text:s/></text:span><text:span text:style-name="T14">rpower &lt;noderange&gt; on. <text:s/></text:span></text:p>
      <text:list text:style-name="L6">
        <text:list-item>
          <text:p text:style-name="P63"><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81">Verify the results:</text:p>
        </text:list-item>
      </text:list>
      <text:p text:style-name="P54"><text:span text:style-name="T13">nodels &lt;noderange&gt; <text:s/>vpd.serial vpd.mtm mac.mac</text:span><text:span text:style-name="T10"> </text:span></text:p>
      <text:p text:style-name="P53">should show interesting data after discovery.</text:p>
      <text:p text:style-name="P33"/>
      <text:list text:style-name="L1" text:continue-numbering="true">
        <text:list-item>
          <text:list text:continue-numbering="true">
            <text:list-item>
              <text:h text:style-name="P67"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7" text:outline-level="2"><text:s/>Test Service Node installation</text:h>
            </text:list-item>
          </text:list>
        </text:list-item>
      </text:list>
      <text:list text:style-name="L7">
        <text:list-item>
          <text:p text:style-name="P82">ssh to the service nodes.</text:p>
        </text:list-item>
        <text:list-item>
          <text:p text:style-name="P82">Check to see that the xcat daemon xcatd is running.</text:p>
        </text:list-item>
        <text:list-item>
          <text:p text:style-name="P82">Run some database command on the service node, e.g tabdump site, or nodels, and see that the database can be accessed from the service node.</text:p>
        </text:list-item>
        <text:list-item>
          <text:p text:style-name="P82">Check that /install and /tftpboot are mounted on the service node from the Management Node.</text:p>
        </text:list-item>
      </text:list>
      <text:p text:style-name="P8"/>
      <text:p text:style-name="P8">Right now, have to start conserver, until Ling fixes that bug:</text:p>
      <text:p text:style-name="P15">service conserver start</text:p>
      <text:p text:style-name="Text_20_body_20_indent"/>
      <text:list text:style-name="L1" text:continue-numbering="true">
        <text:list-item>
          <text:h text:style-name="P66"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66" text:outline-level="1"><text:soft-page-break/>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6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7">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67"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6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64"/>
            </text:list-header>
            <text:list-item>
              <text:h text:style-name="P6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9"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69"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8">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69"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69"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66" text:outline-level="1">Building QS22 Image for 64K pages</text:h>
        </text:list-item>
      </text:list>
      <text:p text:style-name="Standard"/>
      <text:p text:style-name="Standard">Note, consider merging 9/10 if building kernel for 64K pages and NFS-hybrid boot.</text:p>
      <text:p text:style-name="Standard"/>
      <text:p text:style-name="P2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67"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text:s/>blade:</text:p>
      <text:p text:style-name="Code">cd /root</text:p>
      <text:p text:style-name="Code">./genimage -i eth0 -n tg3 -o fedora8 -p compute -k 2.6.23.1-42.fc8-64k</text:p>
      <text:list text:style-name="L1" text:continue-numbering="true">
        <text:list-item>
          <text:list text:continue-numbering="true">
            <text:list-item>
              <text:h text:style-name="P67"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67" text:outline-level="2">Test squash</text:h>
            </text:list-item>
          </text:list>
        </text:list-item>
      </text:list>
      <text:p text:style-name="Standard"/>
      <text:p text:style-name="P24">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67" text:outline-level="2">To Switch Back to 4K Pages</text:h>
            </text:list-item>
          </text:list>
        </text:list-item>
      </text:list>
      <text:p text:style-name="Text_20_body"/>
      <text:p text:style-name="P10"><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6"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5"/>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2">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65">9 Updating images.</text:p>
        </text:list-item>
      </text:list>
      <text:p text:style-name="P30"/>
      <text:p text:style-name="P27">To update image use yum/rpm/vi/chroot from the mgmt node for x86_64 or yum/rpm /vi/chroot from the QS22 iSCSI image as if for a cpio or squashfs system.</text:p>
      <text:p text:style-name="P27"/>
      <text:p text:style-name="P27">To propagate the changes to all service nodes (if applicable) type after rebooting the service nodes:</text:p>
      <text:p text:style-name="P27"/>
      <text:p text:style-name="P31">xdcp service -f 4 -r /usr/bin/rsync -o '-e ssh -craz' \</text:p>
      <text:p text:style-name="P31">/install/netboot/*/*/compute /install/postscripts /install</text:p>
      <text:p text:style-name="P27"/>
      <text:p text:style-name="P27">To propagate the changes to all service nodes (if applicable) type after changing any of the images:</text:p>
      <text:p text:style-name="P27"><text:s text:c="7"/></text:p>
      <text:p text:style-name="P31">xdcp service -f 20 -r /usr/bin/rsync -o '-e ssh -crazv --delete' \</text:p>
      <text:p text:style-name="P31">/install/netboot/*/*/compute /install/postscripts /install</text:p>
      <text:p text:style-name="P31"/>
      <text:p text:style-name="P32">No need to reboot compute nodes after updates.</text:p>
      <text:list text:style-name="L1" text:continue-numbering="true">
        <text:list-item>
          <text:h text:style-name="P66" text:outline-level="1">Installing OpenLDAP</text:h>
        </text:list-item>
      </text:list>
      <text:p text:style-name="Standard"/>
      <text:list text:style-name="L1" text:continue-numbering="true">
        <text:list-item>
          <text:list text:continue-numbering="true">
            <text:list-item>
              <text:h text:style-name="P67" text:outline-level="2">Setup LDAP Server</text:h>
            </text:list-item>
          </text:list>
        </text:list-item>
      </text:list>
      <text:p text:style-name="Standard"/>
      <text:p text:style-name="P24">On the management node:</text:p>
      <text:p text:style-name="P34"/>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text:soft-page-break/>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9" text:outline-level="3">Install the <text:s/>LDAP rpms </text:h>
                </text:list-item>
              </text:list>
            </text:list-item>
          </text:list>
        </text:list-item>
      </text:list>
      <text:list text:style-name="WW8Num9" text:continue-numbering="true">
        <text:list-header>
          <text:p text:style-name="P46"/>
        </text:list-header>
      </text:list>
      <text:p text:style-name="Code_20_Indented">yum install openldap-servers</text:p>
      <text:p text:style-name="P40"/>
      <text:p text:style-name="P39">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8"/>
      <text:p text:style-name="P28">The following rpms should be installed:</text:p>
      <text:p text:style-name="P75"/>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8">edit slapd.conf</text:p>
        </text:list-item>
      </text:list>
      <text:p text:style-name="P38"/>
      <text:p text:style-name="P38">Comment out the following the two lines that start with suffix and rootdn:</text:p>
      <text:p text:style-name="P41"><text:soft-page-break/>database <text:s text:c="7"/>bdb</text:p>
      <text:p text:style-name="P41">#suffix <text:s text:c="8"/>"dc=my-domain,dc=com"</text:p>
      <text:p text:style-name="P41">#rootdn <text:s text:c="8"/>"cn=Manager,dc=my-domain,dc=com"</text:p>
      <text:p text:style-name="P76"/>
      <text:p text:style-name="Text_20_body_20_indent">Update the following information in the <text:s/>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70" text:outline-level="3"><text:reference-mark-start text:name="Migrate Users"/>Migrate Users<text:reference-mark-end text:name="Migrate Users"/></text:h>
                </text:list-item>
              </text:list>
            </text:list-item>
          </text:list>
        </text:list-item>
      </text:list>
      <text:p text:style-name="P29"/>
      <text:p text:style-name="Code_20_Indented">cd /usr/share/openldap/migration</text:p>
      <text:p text:style-name="Code_20_Indented"><text:soft-page-break/>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text:soft-page-break/>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9"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list text:continue-numbering="true">
                <text:list-item>
                  <text:h text:style-name="P69"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text:soft-page-break/>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67"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69"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71" text:outline-level="3">Update the LDAP Configuration in the Image</text:h>
                </text:list-item>
              </text:list>
            </text:list-item>
          </text:list>
        </text:list-item>
      </text:list>
      <text:p text:style-name="Standard"/>
      <text:p text:style-name="P22">cd /install/netboot/fedora8/x86_64/compute/rootimg</text:p>
      <text:p text:style-name="Text_20_body_20_indent"/>
      <text:p text:style-name="P11">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0">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text:soft-page-break/>account <text:s text:c="4"/>required <text:s text:c="5"/>pam_unix.so</text:p>
      <text:p text:style-name="Text_20_body_20_indent"/>
      <text:p text:style-name="P10">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6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66" text:outline-level="1">Setup Hierarchical LDAP</text:h>
        </text:list-item>
      </text:list>
      <text:p text:style-name="Standard">For Hierarchical LDAP the Service Node will be set as a replica server to the LDAP server on the Master Node. <text:s text:c="2"/>The implementation uses an overlay called syncprov. <text:s/>The setup below will configure that overlay. </text:p>
      <text:p text:style-name="Standard"/>
      <text:h text:style-name="Heading_20_2" text:outline-level="2">Configure the Master Server</text:h>
      <text:p text:style-name="Standard"/>
      <text:p text:style-name="Code_20_Indented">cd /etc/openldap</text:p>
      <text:p text:style-name="Code_20_Indented">vi /etc/openldap/slapd.conf</text:p>
      <text:p text:style-name="Code_20_Indented"/>
      <text:p text:style-name="Standard">Add the following information to the slapd.conf file where the host is the name of the servicenode that will be the replica server. <text:s/>You can add multiple replica lines for mutilple servicenodes, but only one replogfile for all the replica servers. <text:s/>Note order is important. </text:p>
      <text:p text:style-name="Standard"/>
      <text:p text:style-name="Code_20_Indented"><text:soft-page-break/>replogfile /var/openldap-slurp/replica</text:p>
      <text:p text:style-name="Code_20_Indented">replica host=rra000:389 suffix="dc=cluster,dc=net" binddn="cn=root,dc=cluster,dc=net" bindmethod=simple credentials=cluster starttls=critical</text:p>
      <text:p text:style-name="Code_20_Indented">mkdir /var/openldap-slurp</text:p>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h text:style-name="P67" text:outline-level="2">Install LDAP into the Service Node image</text:h>
            </text:list-item>
          </text:list>
        </text:list-item>
      </text:list>
      <text:h text:style-name="Heading_20_2" text:outline-level="2" text:is-list-header="true"/>
      <text:p text:style-name="Standard"/>
      <text:p text:style-name="Standard">yum --installroot=/install/netboot/fedora8/x86_64/service/rootimg \</text:p>
      <text:p text:style-name="Code"><text:s text:c="5"/>install openldap-servers openldap-devel openldap-clients nss_ldap nfs-utils </text:p>
      <text:p text:style-name="Text_20_body_20_indent">Note: <text:s/>had problems here only servers were installed. <text:s/>Had to go back and add devel and client???</text:p>
      <text:list text:style-name="L1" text:continue-numbering="true">
        <text:list-item>
          <text:list text:continue-numbering="true">
            <text:list-item>
              <text:list text:continue-numbering="true">
                <text:list-item>
                  <text:h text:style-name="P69" text:outline-level="3">Update the LDAP Configuration in the Service Node image</text:h>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Standard">Export the database to a file:</text:p>
      <text:p text:style-name="Standard"/>
      <text:p text:style-name="Code_20_Indented">slapcat -l /tmp/master.ldif</text:p>
      <text:p text:style-name="Code_20_Indented"/>
      <text:p text:style-name="Standard"/>
      <text:p text:style-name="Code_20_Indented"/>
      <text:p text:style-name="P35">Copy the exported database into the service node install image:</text:p>
      <text:p text:style-name="Code_20_Indented">export SNIMAGE=/install/netboot/fedora8/x86_64/service/rootimg</text:p>
      <text:p text:style-name="Code_20_Indented">cp /tmp/master.ldif <text:s/>$SNIMAGE/tmp/master.ldif</text:p>
      <text:p text:style-name="P22"/>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Standard">Copy the sample config file in the image:</text:p>
      <text:p text:style-name="Standard"/>
      <text:p text:style-name="Code_20_Indented">cp $SNIMAGE/etc/openldap/DB_CONFIG.example $SNIMAGE/var/lib/ldap/DB_CONFIG</text:p>
      <text:p text:style-name="P22"/>
      <text:h text:style-name="Heading_20_2" text:outline-level="2">Build the Service Node image and install </text:h>
      <text:p text:style-name="Standard"/>
      <text:p text:style-name="Code_20_Indented"><text:soft-page-break/>cd /opt/xcat/share/xcat/netboot/fedora</text:p>
      <text:p text:style-name="Code_20_Indented">./<text:bookmark-start text:name="DDE_LINK3"/>geninitrd<text:bookmark-end text:name="DDE_LINK3"/> -i eth0 -n tg3,bnx2,sunrpc,lockd,nfs,nfs_acl -o fedora8 -p service</text:p>
      <text:p text:style-name="Code_20_Indented">packimage -o fedora8 -p service -a x86_64</text:p>
      <text:p text:style-name="Code_20_Indented">nodeset rra000 netboot</text:p>
      <text:p text:style-name="Code_20_Indented">rpower rra000 boot</text:p>
      <text:p text:style-name="Code_20_Indented"/>
      <text:h text:style-name="Heading_20_2" text:outline-level="2">Import the Master Database on the Service Node </text:h>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57">cd /var/lib/ldap</text:p>
      <text:p text:style-name="P57">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h text:style-name="Heading_20_2" text:outline-level="2">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ldapsearch -x -v -D <text:s/>"cn=root,dc=cluster,dc=net" -w cluster <text:s/>-b "ou=People,dc=cluster,dc=net" "uid=ibm6"</text:p>
      <text:p text:style-name="Standard"/>
      <text:h text:style-name="Heading_20_2" text:outline-level="2">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66" text:outline-level="1">Install <text:s/>Torque</text:h>
          <text:list>
            <text:list-item>
              <text:h text:style-name="P67" text:outline-level="2">Setup Torque Server</text:h>
            </text:list-item>
          </text:list>
        </text:list-item>
      </text:list>
      <text:p text:style-name="Code">cd /tmp</text:p>
      <text:p text:style-name="P19"><text:soft-page-break/><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6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6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67"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67" text:outline-level="2"><text:soft-page-break/>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67"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6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67" text:outline-level="2">Setup Torque Client ( x86_64 only)</text:h>
              <text:list>
                <text:list-item>
                  <text:h text:style-name="P6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9" text:outline-level="3">Configure Torque</text:h>
                  <text:list>
                    <text:list-item>
                      <text:h text:style-name="P72"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text:soft-page-break/>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72"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6" text:outline-level="1">Setup Moab</text:h>
          <text:list>
            <text:list-item>
              <text:h text:style-name="P6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6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text:soft-page-break/>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66" text:outline-level="1">References</text:h>
        </text:list-item>
      </text:list>
      <text:list text:style-name="L9">
        <text:list-item>
          <text:p text:style-name="P83">xCAT man pages: <text:s/><text:a xlink:type="simple" xlink:href="http://xcat.sf.net/man1/xcat.1.html">http://xcat.sf.net/man1/xcat.1.html</text:a></text:p>
        </text:list-item>
        <text:list-item>
          <text:p text:style-name="P83">xCAT DB table descriptions: <text:a xlink:type="simple" xlink:href="http://xcat.sf.net/man5/xcatdb.5.html">http://xcat.sf.net/man5/xcatdb.5.html</text:a></text:p>
        </text:list-item>
        <text:list-item>
          <text:p text:style-name="P83">xCAT mailing list: <text:s/><text:a xlink:type="simple" xlink:href="http://xcat.org/mailman/listinfo/xcat-user">http://xcat.org/mailman/listinfo/xcat-user</text:a></text:p>
        </text:list-item>
        <text:list-item>
          <text:p text:style-name="P83">xCAT bugs: <text:s/><text:a xlink:type="simple" xlink:href="https://sourceforge.net/tracker/?group_id=208749&amp;atid=1006945">https://sourceforge.net/tracker/?group_id=208749&amp;atid=1006945</text:a></text:p>
        </text:list-item>
        <text:list-item>
          <text:p text:style-name="P83">xCAT feature requests: <text:s/><text:a xlink:type="simple" xlink:href="https://sourceforge.net/tracker/?group_id=208749&amp;atid=1006948">https://sourceforge.net/tracker/?group_id=208749&amp;atid=1006948</text:a></text:p>
        </text:list-item>
        <text:list-item>
          <text:p text:style-name="P83">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16T15:05:19</dc:date>
    <meta:printed-by>Egan Ford</meta:printed-by>
    <meta:print-date>2008-05-08T10:26:10</meta:print-date>
    <meta:editing-cycles>213</meta:editing-cycles>
    <meta:editing-duration>P6DT17H50M1S</meta:editing-duration>
    <meta:user-defined meta:name="Info 1"/>
    <meta:user-defined meta:name="Info 2"/>
    <meta:user-defined meta:name="Info 3"/>
    <meta:user-defined meta:name="Info 4"/>
    <meta:document-statistic meta:table-count="0" meta:image-count="0" meta:object-count="0" meta:page-count="45" meta:paragraph-count="1349" meta:word-count="10539" meta:character-count="65546"/>
  </office:meta>
</office:document-meta>
</file>